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56" calcext:value-type="float">
            <text:p>256</text:p>
          </table:table-cell>
          <table:table-cell table:style-name="ce7" table:formula="of:=COUNTIF([.B7:.B454];&quot;X&quot;)" office:value-type="float" office:value="217" calcext:value-type="float">
            <text:p>217</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80" calcext:value-type="float">
            <text:p>28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19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5">00/00/0000</text:date>, <text:time style:data-style-name="N2" text:time-value="22:16:10.3300082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25T22:16:49.368903204</dc:date>
    <meta:editing-duration>PT11H7M29S</meta:editing-duration>
    <meta:editing-cycles>279</meta:editing-cycles>
    <meta:document-statistic meta:table-count="1" meta:cell-count="1523" meta:object-count="0"/>
  </office:meta>
</office:document-meta>
</file>